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0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 Black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 Black" fo:font-weight="bold" style:font-weight-asian="bold" style:font-weight-complex="bold"/>
    </style:style>
    <style:style style:name="ce19" style:family="table-cell" style:parent-style-name="Default">
      <style:table-cell-properties fo:background-color="#d4ea6b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d4ea6b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7"/>
        <table:table-column table:style-name="co3" table:number-columns-repeated="2" table:default-cell-style-name="Default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Tmin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Tmax</text:p>
          </table:table-cell>
          <table:covered-table-cell table:style-name="ce8"/>
          <table:table-cell table:style-name="ce12" office:value-type="string" calcext:value-type="string" table:number-columns-spanned="3" table:number-rows-spanned="1">
            <text:p>Tmin sesgo</text:p>
          </table:table-cell>
          <table:covered-table-cell table:style-name="ce8"/>
          <table:covered-table-cell/>
          <table:table-cell table:style-name="ce12" office:value-type="string" calcext:value-type="string" table:number-columns-spanned="3" table:number-rows-spanned="1">
            <text:p>Tmax sesgo</text:p>
          </table:table-cell>
          <table:covered-table-cell table:style-name="ce8"/>
          <table:covered-table-cell/>
          <table:table-cell table:style-name="ce12" office:value-type="string" calcext:value-type="string" table:number-columns-spanned="3" table:number-rows-spanned="1">
            <text:p>Tmin sesgo geopotencial</text:p>
          </table:table-cell>
          <table:covered-table-cell table:style-name="ce8"/>
          <table:covered-table-cell table:style-name="ce7"/>
          <table:table-cell table:style-name="ce12" office:value-type="string" calcext:value-type="string" table:number-columns-spanned="3" table:number-rows-spanned="1">
            <text:p>Tmax sesgo geopotencial</text:p>
          </table:table-cell>
          <table:covered-table-cell table:style-name="ce8"/>
          <table:covered-table-cell table:style-name="ce7"/>
        </table:table-row>
        <table:table-row table:style-name="ro1">
          <table:table-cell table:number-columns-repeated="2"/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office:value-type="string" calcext:value-type="string">
            <text:p>AEMET-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office:value-type="string" calcext:value-type="string">
            <text:p>AEMET-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7" office:value-type="string" calcext:value-type="string">
            <text:p>AEMET-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7" office:value-type="string" calcext:value-type="string">
            <text:p>AEMET-ERA5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3" office:value-type="string" calcext:value-type="string">
            <text:p>Donostia Igeldo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6.97" calcext:value-type="float">
            <text:p>16,97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.12" calcext:value-type="float">
            <text:p>29,12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4.68" calcext:value-type="float">
            <text:p>14,68</text:p>
          </table:table-cell>
          <table:table-cell table:style-name="ce21" table:formula="of:=[.D3]-[.H3]" office:value-type="float" office:value="2.29" calcext:value-type="float">
            <text:p>2,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6.77" calcext:value-type="float">
            <text:p>26,77</text:p>
          </table:table-cell>
          <table:table-cell table:style-name="ce23" table:formula="of:=[.F3]-[.K3]" office:value-type="float" office:value="2.35" calcext:value-type="float">
            <text:p>2,35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5.38" calcext:value-type="float">
            <text:p>15,38</text:p>
          </table:table-cell>
          <table:table-cell table:style-name="ce21" table:formula="of:=[.J3]-[.N3]" office:value-type="float" office:value="14.62" calcext:value-type="float">
            <text:p>14,6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.49" calcext:value-type="float">
            <text:p>27,49</text:p>
          </table:table-cell>
          <table:table-cell table:style-name="ce23" table:formula="of:=[.L3]-[.Q3]" office:value-type="float" office:value="-25.14" calcext:value-type="float">
            <text:p>-25,14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3" office:value-type="string" calcext:value-type="string">
            <text:p>Hondarribia Malkarroa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68" calcext:value-type="float">
            <text:p>15,6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.05" calcext:value-type="float">
            <text:p>27,0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2.96" calcext:value-type="float">
            <text:p>12,96</text:p>
          </table:table-cell>
          <table:table-cell table:style-name="ce22" table:formula="of:=[.D4]-[.H4]" office:value-type="float" office:value="2.72" calcext:value-type="float">
            <text:p>2,72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4.06" calcext:value-type="float">
            <text:p>24,06</text:p>
          </table:table-cell>
          <table:table-cell table:formula="of:=[.F4]-[.K4]" office:value-type="float" office:value="2.99" calcext:value-type="float">
            <text:p>2,9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66" calcext:value-type="float">
            <text:p>15,66</text:p>
          </table:table-cell>
          <table:table-cell table:style-name="ce22" table:formula="of:=[.J4]-[.N4]" office:value-type="float" office:value="14.34" calcext:value-type="float">
            <text:p>14,34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.03" calcext:value-type="float">
            <text:p>27,03</text:p>
          </table:table-cell>
          <table:table-cell table:style-name="ce7" table:formula="of:=[.L4]-[.Q4]" office:value-type="float" office:value="-24.04" calcext:value-type="float">
            <text:p>-24,04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4" office:value-type="string" calcext:value-type="string">
            <text:p>Lekeitio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77" calcext:value-type="float">
            <text:p>16,7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9.37" calcext:value-type="float">
            <text:p>29,3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4.53" calcext:value-type="float">
            <text:p>14,53</text:p>
          </table:table-cell>
          <table:table-cell table:style-name="ce22" table:formula="of:=[.D5]-[.H5]" office:value-type="float" office:value="2.24" calcext:value-type="float">
            <text:p>2,24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" calcext:value-type="float">
            <text:p>27</text:p>
          </table:table-cell>
          <table:table-cell table:formula="of:=[.F5]-[.K5]" office:value-type="float" office:value="2.37" calcext:value-type="float">
            <text:p>2,3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71" calcext:value-type="float">
            <text:p>16,71</text:p>
          </table:table-cell>
          <table:table-cell table:style-name="ce22" table:formula="of:=[.J5]-[.N5]" office:value-type="float" office:value="13.29" calcext:value-type="float">
            <text:p>13,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9.3" calcext:value-type="float">
            <text:p>29,3</text:p>
          </table:table-cell>
          <table:table-cell table:style-name="ce7" table:formula="of:=[.L5]-[.Q5]" office:value-type="float" office:value="-26.93" calcext:value-type="float">
            <text:p>-26,93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4" office:value-type="string" calcext:value-type="string">
            <text:p>Zumaia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93" calcext:value-type="float">
            <text:p>16,9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.51" calcext:value-type="float">
            <text:p>28,5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01" calcext:value-type="float">
            <text:p>15,01</text:p>
          </table:table-cell>
          <table:table-cell table:style-name="ce22" table:formula="of:=[.D6]-[.H6]" office:value-type="float" office:value="1.92" calcext:value-type="float">
            <text:p>1,92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6.4" calcext:value-type="float">
            <text:p>26,4</text:p>
          </table:table-cell>
          <table:table-cell table:formula="of:=[.F6]-[.K6]" office:value-type="float" office:value="2.11" calcext:value-type="float">
            <text:p>2,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76" calcext:value-type="float">
            <text:p>16,76</text:p>
          </table:table-cell>
          <table:table-cell table:style-name="ce22" table:formula="of:=[.J6]-[.N6]" office:value-type="float" office:value="13.24" calcext:value-type="float">
            <text:p>13,24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.33" calcext:value-type="float">
            <text:p>28,33</text:p>
          </table:table-cell>
          <table:table-cell table:style-name="ce7" table:formula="of:=[.L6]-[.Q6]" office:value-type="float" office:value="-26.22" calcext:value-type="float">
            <text:p>-26,22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3" office:value-type="string" calcext:value-type="string">
            <text:p>Bilbao Aeropuerto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.63" calcext:value-type="float">
            <text:p>16,6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8.56" calcext:value-type="float">
            <text:p>28,5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4.8" calcext:value-type="float">
            <text:p>14,8</text:p>
          </table:table-cell>
          <table:table-cell table:style-name="ce22" table:formula="of:=[.D7]-[.H7]" office:value-type="float" office:value="1.83" calcext:value-type="float">
            <text:p>1,8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6.79" calcext:value-type="float">
            <text:p>26,79</text:p>
          </table:table-cell>
          <table:table-cell table:formula="of:=[.F7]-[.K7]" office:value-type="float" office:value="1.77" calcext:value-type="float">
            <text:p>1,7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.41" calcext:value-type="float">
            <text:p>16,41</text:p>
          </table:table-cell>
          <table:table-cell table:style-name="ce22" table:formula="of:=[.J7]-[.N7]" office:value-type="float" office:value="18.59" calcext:value-type="float">
            <text:p>18,59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8.35" calcext:value-type="float">
            <text:p>28,35</text:p>
          </table:table-cell>
          <table:table-cell table:style-name="ce7" table:formula="of:=[.L7]-[.Q7]" office:value-type="float" office:value="-26.58" calcext:value-type="float">
            <text:p>-26,58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Güeñes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.13" calcext:value-type="float">
            <text:p>16,1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2.12" calcext:value-type="float">
            <text:p>32,12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3.35" calcext:value-type="float">
            <text:p>13,35</text:p>
          </table:table-cell>
          <table:table-cell table:style-name="ce21" table:formula="of:=[.D8]-[.H8]" office:value-type="float" office:value="2.78" calcext:value-type="float">
            <text:p>2,7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9.47" calcext:value-type="float">
            <text:p>29,47</text:p>
          </table:table-cell>
          <table:table-cell table:style-name="ce23" table:formula="of:=[.F8]-[.K8]" office:value-type="float" office:value="2.65" calcext:value-type="float">
            <text:p>2,6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.82" calcext:value-type="float">
            <text:p>14,82</text:p>
          </table:table-cell>
          <table:table-cell table:style-name="ce21" table:formula="of:=[.J8]-[.N8]" office:value-type="float" office:value="20.18" calcext:value-type="float">
            <text:p>20,1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0.86" calcext:value-type="float">
            <text:p>30,86</text:p>
          </table:table-cell>
          <table:table-cell table:style-name="ce23" table:formula="of:=[.L8]-[.Q8]" office:value-type="float" office:value="-28.21" calcext:value-type="float">
            <text:p>-28,21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Elgoibar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.75" calcext:value-type="float">
            <text:p>15,7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3.84" calcext:value-type="float">
            <text:p>33,8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3.06" calcext:value-type="float">
            <text:p>13,06</text:p>
          </table:table-cell>
          <table:table-cell table:style-name="ce21" table:formula="of:=[.D9]-[.H9]" office:value-type="float" office:value="2.69" calcext:value-type="float">
            <text:p>2,69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1.05" calcext:value-type="float">
            <text:p>31,05</text:p>
          </table:table-cell>
          <table:table-cell table:style-name="ce23" table:formula="of:=[.F9]-[.K9]" office:value-type="float" office:value="2.79" calcext:value-type="float">
            <text:p>2,7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.99" calcext:value-type="float">
            <text:p>14,99</text:p>
          </table:table-cell>
          <table:table-cell table:style-name="ce21" table:formula="of:=[.J9]-[.N9]" office:value-type="float" office:value="20.01" calcext:value-type="float">
            <text:p>20,0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3.05" calcext:value-type="float">
            <text:p>33,05</text:p>
          </table:table-cell>
          <table:table-cell table:style-name="ce23" table:formula="of:=[.L9]-[.Q9]" office:value-type="float" office:value="-30.26" calcext:value-type="float">
            <text:p>-30,26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Zumarraga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7.21" calcext:value-type="float">
            <text:p>17,2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2.87" calcext:value-type="float">
            <text:p>32,87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3.48" calcext:value-type="float">
            <text:p>13,48</text:p>
          </table:table-cell>
          <table:table-cell table:style-name="ce21" table:formula="of:=[.D10]-[.H10]" office:value-type="float" office:value="3.73" calcext:value-type="float">
            <text:p>3,7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9.41" calcext:value-type="float">
            <text:p>29,41</text:p>
          </table:table-cell>
          <table:table-cell table:style-name="ce23" table:formula="of:=[.F10]-[.K10]" office:value-type="float" office:value="3.46" calcext:value-type="float">
            <text:p>3,4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.52" calcext:value-type="float">
            <text:p>14,52</text:p>
          </table:table-cell>
          <table:table-cell table:style-name="ce21" table:formula="of:=[.J10]-[.N10]" office:value-type="float" office:value="20.48" calcext:value-type="float">
            <text:p>20,4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0.37" calcext:value-type="float">
            <text:p>30,37</text:p>
          </table:table-cell>
          <table:table-cell table:style-name="ce23" table:formula="of:=[.L10]-[.Q10]" office:value-type="float" office:value="-26.91" calcext:value-type="float">
            <text:p>-26,91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10485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2:33:47.8357430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45:05.721201891</meta:creation-date>
    <dc:date>2020-06-01T17:29:14.855618216</dc:date>
    <meta:editing-duration>PT39M12S</meta:editing-duration>
    <meta:editing-cycles>16</meta:editing-cycles>
    <meta:generator>LibreOffice/6.0.7.3$Linux_X86_64 LibreOffice_project/00m0$Build-3</meta:generator>
    <meta:document-statistic meta:table-count="1" meta:cell-count="166" meta:object-count="0"/>
  </office:meta>
</office:document-meta>
</file>